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1d25b" officeooo:paragraph-rsid="0001d25b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XER CLRS:</text:p>
      <text:p text:style-name="P1"/>
      <text:p text:style-name="P1"><text:s text:c="4"/>terminal COLORES, Green, Red, Blue, HEX, LLAVE_A, LLAVE_B, DOS_PUNTOS, NUMERO, ID, codigoHex, COMA;</text:p>
      <text:p text:style-name="P1"/>
      <text:p text:style-name="P1"><text:s text:c="4"/>non terminal a, b, c, d, e, COMA1, COMA2, COMA3;</text:p>
      <text:p text:style-name="P1"/>
      <text:p text:style-name="P1"><text:s text:c="4"/>start with a;</text:p>
      <text:p text:style-name="P1"/>
      <text:p text:style-name="P1"><text:s text:c="4"/>a ::= LLAVE_A COLORES DOS_PUNTOS LLAVE_A b LLAVE_B LLAVE_B</text:p>
      <text:p text:style-name="P1">;</text:p>
      <text:p text:style-name="P1"><text:s text:c="4"/>b ::= ID DOS_PUNTOS LLAVE_A c LLAVE_B COMA1</text:p>
      <text:p text:style-name="P1">;</text:p>
      <text:p text:style-name="P1"><text:s text:c="4"/>c ::= ID DOS_PUNTOS LLAVE_A d LLAVE_B COMA2</text:p>
      <text:p text:style-name="P1"><text:s text:c="4"/>| ID DOS_PUNTOS LLAVE_A e LLAVE_B COMA2</text:p>
      <text:p text:style-name="P1">;</text:p>
      <text:p text:style-name="P1"><text:s text:c="4"/>d ::= Red DOS_PUNTOS NUMERO COMA3</text:p>
      <text:p text:style-name="P1"><text:s text:c="4"/>| Blue DOS_PUNTOS NUMERO COMA3</text:p>
      <text:p text:style-name="P1"><text:s text:c="4"/>| Green DOS_PUNTOS NUMERO COMA3</text:p>
      <text:p text:style-name="P1">;</text:p>
      <text:p text:style-name="P1"><text:s text:c="4"/>e ::= HEX DOS_PUNTOS codigoHex</text:p>
      <text:p text:style-name="P1">;</text:p>
      <text:p text:style-name="P1"><text:s text:c="4"/>COMA1 ::= COMA b</text:p>
      <text:p text:style-name="P1"><text:s text:c="4"/>|</text:p>
      <text:p text:style-name="P1">;</text:p>
      <text:p text:style-name="P1"><text:s text:c="4"/>COMA2 ::= COMA c</text:p>
      <text:p text:style-name="P1"><text:s text:c="4"/>|</text:p>
      <text:p text:style-name="P1">;</text:p>
      <text:p text:style-name="P1"><text:s text:c="4"/>COMA3 ::= COMA d</text:p>
      <text:p text:style-name="P1"><text:s text:c="4"/>|</text:p>
      <text:p text:style-name="P1">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SINTAX LNZ</text:p>
      <text:p text:style-name="P1"/>
      <text:p text:style-name="P1"><text:s text:c="3"/>terminal COMA, LIENZOS, LLAVE_A, LLAVE_B, DOS_PUNTOS, COMILLAS, nombre, tipo, Fondo, size, Red, Green, Blue, cuadro,</text:p>
      <text:p text:style-name="P1"><text:s text:c="12"/>dimension_x, dimension_y, png, gif, HEX, NUMERO, ID, codigoHex, PALABRA;</text:p>
      <text:p text:style-name="P1"/>
      <text:p text:style-name="P1"><text:s text:c="4"/>non terminal a, b, c, e, f, g, COMA1, COMA2, COMA3, COMA4;</text:p>
      <text:p text:style-name="P1"/>
      <text:p text:style-name="P1"><text:s text:c="4"/>start with a;</text:p>
      <text:p text:style-name="P1"/>
      <text:p text:style-name="P1"><text:s text:c="4"/>a ::= LLAVE_A LIENZOS DOS_PUNTOS LLAVE_A b LLAVE_B LLAVE_B</text:p>
      <text:p text:style-name="P1">;</text:p>
      <text:p text:style-name="P1"><text:s text:c="4"/>b ::= ID DOS_PUNTOS LLAVE_A c LLAVE_B COMA2</text:p>
      <text:p text:style-name="P1">;</text:p>
      <text:p text:style-name="P1"><text:s text:c="4"/>c ::= nombre DOS_PUNTOS COMILLAS PALABRA COMILLAS COMA1</text:p>
      <text:p text:style-name="P1"><text:s text:c="4"/>| tipo DOS_PUNTOS COMILLAS png COMILLAS COMA1</text:p>
      <text:p text:style-name="P1"><text:s text:c="4"/>| tipo DOS_PUNTOS COMILLAS gif COMILLAS COMA1</text:p>
      <text:p text:style-name="P1"><text:s text:c="4"/>| Fondo DOS_PUNTOS LLAVE_A e LLAVE_B COMA1</text:p>
      <text:p text:style-name="P1"><text:s text:c="4"/>| Fondo DOS_PUNTOS LLAVE_A f LLAVE_B COMA1</text:p>
      <text:p text:style-name="P1"><text:s text:c="4"/>| size DOS_PUNTOS LLAVE_A g LLAVE_B COMA1</text:p>
      <text:p text:style-name="P1">;</text:p>
      <text:p text:style-name="P1"><text:s text:c="4"/>e ::= Red DOS_PUNTOS NUMERO COMA3</text:p>
      <text:p text:style-name="P1"><text:s text:c="4"/>| Blue DOS_PUNTOS NUMERO COMA3</text:p>
      <text:p text:style-name="P1"><text:s text:c="4"/>| Green DOS_PUNTOS NUMERO COMA3</text:p>
      <text:p text:style-name="P1">;</text:p>
      <text:p text:style-name="P1"><text:s text:c="4"/>f ::= HEX DOS_PUNTOS codigoHex</text:p>
      <text:p text:style-name="P1">;</text:p>
      <text:p text:style-name="P1"><text:s text:c="4"/>g ::= cuadro DOS_PUNTOS NUMERO COMA4</text:p>
      <text:p text:style-name="P1"><text:s text:c="4"/>| dimension_x DOS_PUNTOS NUMERO COMA4</text:p>
      <text:p text:style-name="P1"><text:s text:c="4"/>| dimension_y DOS_PUNTOS NUMERO COMA4</text:p>
      <text:p text:style-name="P1">;</text:p>
      <text:p text:style-name="P1"><text:s text:c="4"/>COMA1::= COMA c</text:p>
      <text:p text:style-name="P1"><text:s text:c="4"/>|</text:p>
      <text:p text:style-name="P1">;</text:p>
      <text:p text:style-name="P1"><text:s text:c="4"/>COMA2 ::= COMA b</text:p>
      <text:p text:style-name="P1"><text:s text:c="4"/>|</text:p>
      <text:p text:style-name="P1">;</text:p>
      <text:p text:style-name="P1"><text:s text:c="4"/>COMA3 ::= COMA e</text:p>
      <text:p text:style-name="P1"><text:s text:c="4"/>|</text:p>
      <text:p text:style-name="P1">;</text:p>
      <text:p text:style-name="P1"><text:s text:c="4"/>COMA4 ::= COMA g</text:p>
      <text:p text:style-name="P1"><text:s text:c="4"/>|</text:p>
      <text:p text:style-name="P1">;</text:p>
      <text:p text:style-name="P1"><text:s text:c="4"/></text:p>
      <text:p text:style-name="P1"/>
      <text:p text:style-name="P1"/>
      <text:p text:style-name="P1"/>
      <text:p text:style-name="P1"/>
      <text:p text:style-name="P1"/>
      <text:p text:style-name="P1"><text:soft-page-break/>SINTAX PNT:</text:p>
      <text:p text:style-name="P1"/>
      <text:p text:style-name="P1"><text:s text:c="4"/>terminal COMA, COMENTARIO_A, PUNTO_COMA, COMILLAS, RANGO, DOBLE_IGUAL, IGUAL, MENOR, MAYOR, MENOR_IGUAL,</text:p>
      <text:p text:style-name="P1"><text:s text:c="12"/>MAYOR_IGUAL, DIFERENCIA, LLAVE_A, LLAVE_B, PARENTESIS_A, PARENTESIS_B, AGRUPACION_A, AGRUPACION_B,</text:p>
      <text:p text:style-name="P1"><text:s text:c="12"/>MAS, MENOS, POR, COMENTARIO_B_A, COMENTARIO_B_B, VARS, INT, STRING, BOOLEAN, TRUE, FALSE, </text:p>
      <text:p text:style-name="P1"><text:s text:c="12"/>INSTRUCCIONES, PINTAR, IF, ELSE, WHILE, NUMERO, ID, AND, OR;</text:p>
      <text:p text:style-name="P1"/>
      <text:p text:style-name="P1"><text:s text:c="4"/>non terminal a, b, b1, b2, b3, b4, b5, b6, b8, c, c1, c2, c3, c4, c5, idColor, idImagen, posX, posY, COMA1, COMA2,</text:p>
      <text:p text:style-name="P1"><text:s text:c="16"/>COMA3, COMA4, ext, relacional;</text:p>
      <text:p text:style-name="P1"/>
      <text:p text:style-name="P1"><text:s text:c="4"/>start with a;</text:p>
      <text:p text:style-name="P1"/>
      <text:p text:style-name="P1"><text:s text:c="4"/>a ::= b c</text:p>
      <text:p text:style-name="P1">;</text:p>
      <text:p text:style-name="P1"><text:s text:c="4"/>b ::= VARS AGRUPACION_A b1 AGRUPACION_B</text:p>
      <text:p text:style-name="P1">;</text:p>
      <text:p text:style-name="P1"><text:s text:c="4"/>b1 ::= INT ID IGUAL b2 b3 PUNTO_COMA b1 </text:p>
      <text:p text:style-name="P1"><text:s text:c="4"/>| INT ID b3 PUNTO_COMA b1</text:p>
      <text:p text:style-name="P1"><text:s text:c="4"/>| STRING ID IGUAL COMILLAS ID COMILLAS b4 PUNTO_COMA b1</text:p>
      <text:p text:style-name="P1"><text:s text:c="4"/>| STRING ID b4 PUNTO_COMA b1</text:p>
      <text:p text:style-name="P1"><text:s text:c="4"/>| BOOLEAN ID b5 PUNTO_COMA b1</text:p>
      <text:p text:style-name="P1"><text:s text:c="4"/>| BOOLEAN ID IGUAL TRUE b5 PUNTO_COMA b1</text:p>
      <text:p text:style-name="P1"><text:s text:c="4"/>| BOOLEAN ID IGUAL FALSE b5 PUNTO_COMA b1</text:p>
      <text:p text:style-name="P1"><text:s text:c="4"/>|</text:p>
      <text:p text:style-name="P1">;</text:p>
      <text:p text:style-name="P1"><text:s text:c="4"/>b2 ::= NUMERO</text:p>
      <text:p text:style-name="P1"><text:s text:c="4"/>| ID</text:p>
      <text:p text:style-name="P1"><text:s text:c="4"/>| NUMERO MAS b2</text:p>
      <text:p text:style-name="P1"><text:s text:c="4"/>| ID MAS b2</text:p>
      <text:p text:style-name="P1"><text:s text:c="4"/>| NUMERO MENOS b2</text:p>
      <text:p text:style-name="P1"><text:s text:c="4"/>| ID MENOS b2</text:p>
      <text:p text:style-name="P1"><text:s text:c="4"/>| c3 IGUAL c3</text:p>
      <text:p text:style-name="P1">;</text:p>
      <text:p text:style-name="P1"><text:s text:c="4"/>b3 ::= COMA b2 b3</text:p>
      <text:p text:style-name="P1"><text:s text:c="4"/>|</text:p>
      <text:p text:style-name="P1">;</text:p>
      <text:p text:style-name="P1"><text:s text:c="4"/>b4 ::= COMA ID IGUAL COMILLAS ID COMILLAS b4</text:p>
      <text:p text:style-name="P1"><text:s text:c="4"/>| COMA ID b4</text:p>
      <text:p text:style-name="P1"><text:s text:c="4"/>|</text:p>
      <text:p text:style-name="P1">;</text:p>
      <text:p text:style-name="P1"><text:s text:c="4"/>b5 ::= COMA ID b5</text:p>
      <text:p text:style-name="P1"><text:s text:c="4"/>| COMA ID IGUAL TRUE b5</text:p>
      <text:p text:style-name="P1"><text:s text:c="4"/>| COMA ID IGUAL FALSE b5</text:p>
      <text:p text:style-name="P1"><text:s text:c="4"/>|</text:p>
      <text:p text:style-name="P1">;</text:p>
      <text:p text:style-name="P1"><text:soft-page-break/><text:s text:c="4"/>c ::= INSTRUCCIONES PARENTESIS_A ID PARENTESIS_B AGRUPACION_A c1 AGRUPACION_B COMA4</text:p>
      <text:p text:style-name="P1">;</text:p>
      <text:p text:style-name="P1"><text:s text:c="4"/>c1 ::= PINTAR PARENTESIS_A idColor COMA idImagen COMA posX COMA posX PARENTESIS_B PUNTO_COMA c1</text:p>
      <text:p text:style-name="P1"><text:s text:c="4"/>| IF PARENTESIS_A c2 PARENTESIS_B LLAVE_A c1 LLAVE_B c1</text:p>
      <text:p text:style-name="P1"><text:s text:c="4"/>| IF PARENTESIS_A c2 PARENTESIS_B LLAVE_A c1 LLAVE_B ELSE LLAVE_A c1 LLAVE_B c1</text:p>
      <text:p text:style-name="P1"><text:s text:c="4"/>| WHILE PARENTESIS_A c2 PARENTESIS_B LLAVE_A c1 LLAVE_B c1</text:p>
      <text:p text:style-name="P1"><text:s text:c="4"/>| b8 c1</text:p>
      <text:p text:style-name="P1"><text:s text:c="4"/>|</text:p>
      <text:p text:style-name="P1">;</text:p>
      <text:p text:style-name="P1"><text:s text:c="4"/>b8 ::= ID IGUAL b2 <text:s/>PUNTO_COMA </text:p>
      <text:p text:style-name="P1"><text:s text:c="4"/>| ID IGUAL COMILLAS ID COMILLAS PUNTO_COMA </text:p>
      <text:p text:style-name="P1"><text:s text:c="4"/>| ID IGUAL TRUE PUNTO_COMA </text:p>
      <text:p text:style-name="P1"><text:s text:c="4"/>| ID IGUAL FALSE PUNTO_COMA</text:p>
      <text:p text:style-name="P1">;</text:p>
      <text:p text:style-name="P1"><text:s text:c="4"/>c2 ::= c3 relacional c3 ext</text:p>
      <text:p text:style-name="P1"><text:s text:c="4"/>| ID ext</text:p>
      <text:p text:style-name="P1"><text:s text:c="4"/>| TRUE ext</text:p>
      <text:p text:style-name="P1"><text:s text:c="4"/>| FALSE ext</text:p>
      <text:p text:style-name="P1">;</text:p>
      <text:p text:style-name="P1"><text:s text:c="4"/>c3 ::= ID</text:p>
      <text:p text:style-name="P1"><text:s text:c="4"/>| NUMERO <text:s text:c="2"/></text:p>
      <text:p text:style-name="P1">;</text:p>
      <text:p text:style-name="P1"><text:s text:c="4"/>ext ::= AND c2</text:p>
      <text:p text:style-name="P1"><text:s text:c="4"/>| OR c2</text:p>
      <text:p text:style-name="P1"><text:s text:c="4"/>|</text:p>
      <text:p text:style-name="P1">;</text:p>
      <text:p text:style-name="P1"><text:s text:c="4"/>idColor ::= ID</text:p>
      <text:p text:style-name="P1"><text:s text:c="4"/>| COMILLAS ID COMILLAS</text:p>
      <text:p text:style-name="P1">;</text:p>
      <text:p text:style-name="P1"><text:s text:c="4"/>idImagen ::= ID </text:p>
      <text:p text:style-name="P1"><text:s text:c="4"/>| COMILLAS ID COMILLAS</text:p>
      <text:p text:style-name="P1">;</text:p>
      <text:p text:style-name="P1"><text:s text:c="4"/>posX ::= b2</text:p>
      <text:p text:style-name="P1"><text:s text:c="4"/>| b2 RANGO b2</text:p>
      <text:p text:style-name="P1">;</text:p>
      <text:p text:style-name="P1"><text:s text:c="4"/>COMA4 ::= c</text:p>
      <text:p text:style-name="P1"><text:s text:c="4"/>|</text:p>
      <text:p text:style-name="P1">;</text:p>
      <text:p text:style-name="P1"><text:s text:c="4"/>relacional ::= DOBLE_IGUAL</text:p>
      <text:p text:style-name="P1"><text:s text:c="4"/>| IGUAL</text:p>
      <text:p text:style-name="P1"><text:s text:c="4"/>| MENOR</text:p>
      <text:p text:style-name="P1"><text:s text:c="4"/>| MAYOR</text:p>
      <text:p text:style-name="P1"><text:s text:c="4"/>| MENOR_IGUAL</text:p>
      <text:p text:style-name="P1"><text:s text:c="4"/>| MAYOR_IGUAL</text:p>
      <text:p text:style-name="P1"><text:s text:c="4"/>| DIFERENCIA</text:p>
      <text:p text:style-name="P1">;</text:p>
      <text:p text:style-name="P1"><text:soft-page-break/><text:s text:c="4"/>SINTAX TMP:</text:p>
      <text:p text:style-name="P1"/>
      <text:p text:style-name="P1"><text:s text:c="3"/>terminal COMA, DOS_PUNTOS, COMILLAS, AGRUPACION_A, AGRUPACION_B, ID, NUMERO, TIEMPOS, inicio, fin, imagenes,</text:p>
      <text:p text:style-name="P1"><text:s text:c="12"/>id, duracion, LLAVE_A, LLAVE_B;</text:p>
      <text:p text:style-name="P1"><text:s text:c="12"/></text:p>
      <text:p text:style-name="P1"><text:s text:c="4"/>non terminal a, b, c, d, e, COMA1, COMA2, COMA3, COMA4;</text:p>
      <text:p text:style-name="P1"/>
      <text:p text:style-name="P1"><text:s text:c="4"/>start with a;</text:p>
      <text:p text:style-name="P1"/>
      <text:p text:style-name="P1"><text:s text:c="4"/>a ::= LLAVE_A TIEMPOS DOS_PUNTOS LLAVE_A b LLAVE_B LLAVE_B</text:p>
      <text:p text:style-name="P1">;</text:p>
      <text:p text:style-name="P1"><text:s text:c="4"/>b ::= ID DOS_PUNTOS LLAVE_A c LLAVE_B COMA1</text:p>
      <text:p text:style-name="P1">;</text:p>
      <text:p text:style-name="P1"><text:s text:c="4"/>c ::= inicio DOS_PUNTOS COMILLAS ID COMILLAS COMA2</text:p>
      <text:p text:style-name="P1"><text:s text:c="4"/>| fin DOS_PUNTOS COMILLAS ID COMILLAS COMA2</text:p>
      <text:p text:style-name="P1"><text:s text:c="4"/>| imagenes DOS_PUNTOS AGRUPACION_A d AGRUPACION_B COMA2</text:p>
      <text:p text:style-name="P1">;</text:p>
      <text:p text:style-name="P1"><text:s text:c="4"/>d ::= LLAVE_A e LLAVE_B COMA3</text:p>
      <text:p text:style-name="P1">;</text:p>
      <text:p text:style-name="P1"><text:s text:c="4"/>e ::= id DOS_PUNTOS COMILLAS ID COMILLAS COMA4</text:p>
      <text:p text:style-name="P1"><text:s text:c="4"/>| duracion DOS_PUNTOS NUMERO COMA4</text:p>
      <text:p text:style-name="P1">;</text:p>
      <text:p text:style-name="P1"><text:s text:c="4"/>COMA1 ::= COMA b</text:p>
      <text:p text:style-name="P1"><text:s text:c="4"/>|</text:p>
      <text:p text:style-name="P1">;</text:p>
      <text:p text:style-name="P1"><text:s text:c="4"/>COMA2 ::= COMA c</text:p>
      <text:p text:style-name="P1"><text:s text:c="4"/>|</text:p>
      <text:p text:style-name="P1">;</text:p>
      <text:p text:style-name="P1"><text:s text:c="4"/>COMA3 ::= COMA d</text:p>
      <text:p text:style-name="P1"><text:s text:c="4"/>|</text:p>
      <text:p text:style-name="P1">;</text:p>
      <text:p text:style-name="P1"><text:s text:c="4"/>COMA4 ::= COMA e</text:p>
      <text:p text:style-name="P1"><text:s text:c="4"/>|</text:p>
      <text:p text:style-name="P1">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7T15:57:51.282654165</meta:creation-date>
    <dc:date>2020-05-07T16:00:15.314171718</dc:date>
    <meta:editing-duration>PT2M28S</meta:editing-duration>
    <meta:editing-cycles>1</meta:editing-cycles>
    <meta:document-statistic meta:table-count="0" meta:image-count="0" meta:object-count="0" meta:page-count="5" meta:paragraph-count="183" meta:word-count="756" meta:character-count="4609" meta:non-whitespace-character-count="3426"/>
    <meta:generator>LibreOffice/6.0.7.3$Linux_X86_64 LibreOffice_project/00m0$Build-3</meta:generator>
  </office:meta>
</office:document-meta>
</file>